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152cm" draw:fill="none" draw:textarea-vertical-align="middle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9pt" style:font-size-asian="9pt" style:font-size-complex="9pt"/>
    </style:style>
    <style:style style:name="T1" style:family="text">
      <style:text-properties fo:font-family="'Times New Roman'" style:font-family-generic="roman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836cm" svg:height="3.371cm" svg:x="3.79cm" svg:y="2.978cm" svg:viewBox="0 0 837 3372" draw:points="0,3372 0,344 825,0 837,3359 837,3347">
          <text:p/>
        </draw:polygon>
        <draw:line draw:style-name="gr2" draw:text-style-name="P1" draw:layer="layout" svg:x1="1.386cm" svg:y1="6.351cm" svg:x2="7.362cm" svg:y2="6.351cm">
          <text:p/>
        </draw:line>
        <draw:line draw:style-name="gr2" draw:text-style-name="P1" draw:layer="layout" svg:x1="2.546cm" svg:y1="7.046cm" svg:x2="2.546cm" svg:y2="0.793cm">
          <text:p/>
        </draw:line>
        <draw:path draw:style-name="gr3" draw:text-style-name="P1" draw:layer="layout" svg:width="3.032cm" svg:height="2.691cm" draw:transform="rotate (1.16762526958421) translate (2.92099999942683cm 4.32999999975552cm)" svg:viewBox="0 0 3033 2692" svg:d="m0 0c377 0 577 66 577 66l218 80 297 141 240 135c0 0 205 128 306 236s345 456 345 456c89 157 179 420 175 411s156 515 358 763l517 404">
          <text:p/>
        </draw:path>
        <draw:line draw:style-name="gr4" draw:text-style-name="P1" draw:layer="layout" svg:x1="4.625cm" svg:y1="2.993cm" svg:x2="4.625cm" svg:y2="6.342cm">
          <text:p/>
        </draw:line>
        <draw:line draw:style-name="gr4" draw:text-style-name="P1" draw:layer="layout" svg:x1="3.773cm" svg:y1="3.3cm" svg:x2="2.547cm" svg:y2="3.3cm">
          <text:p/>
        </draw:line>
        <draw:frame draw:style-name="gr5" draw:layer="layout" svg:width="0.423cm" svg:height="0.402cm" svg:x="3.551cm" svg:y="6.40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645cm" svg:height="0.402cm" svg:x="4.437cm" svg:y="6.40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2" xml:id="id1" draw:id="id1" draw:layer="layout" svg:width="2.039cm" svg:height="0.955cm" svg:x="5.018cm" svg:y="0.836cm">
          <draw:text-box>
            <text:p><text:span text:style-name="T1">this curve is</text:span></text:p>
            <text:p><text:span text:style-name="T1">not known.</text:span></text:p>
          </draw:text-box>
        </draw:frame>
        <draw:connector draw:style-name="gr7" draw:text-style-name="P1" draw:layer="layout" draw:type="curve" svg:x1="5.018cm" svg:y1="1.313cm" svg:x2="4.246cm" svg:y2="2.915cm" draw:start-shape="id1" draw:start-glue-point="3" draw:end-shape="id2" draw:end-glue-point="0" svg:d="m5018 1313c-515 0-772 534-772 1602" svg:viewBox="0 0 773 1603">
          <text:p/>
        </draw:connector>
        <draw:custom-shape draw:style-name="gr8" draw:text-style-name="P1" xml:id="id2" draw:id="id2" draw:layer="layout" svg:width="0.209cm" svg:height="0.527cm" svg:x="4.142cm" svg:y="2.915cm">
          <text:p/>
          <draw:enhanced-geometry svg:viewBox="0 0 21600 21600" draw:type="rectangle" draw:enhanced-path="M 0 0 L 21600 0 21600 21600 0 21600 0 0 Z N"/>
        </draw:custom-shape>
        <draw:frame draw:style-name="gr5" xml:id="id4" draw:id="id4" draw:layer="layout" svg:width="0.554cm" svg:height="0.402cm" svg:x="1.791cm" svg:y="3.1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.15cm" svg:height="0.378cm" svg:x="1.925cm" svg:y="0.36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layer="layout" svg:width="0.315cm" svg:height="0.351cm" svg:x="7.305cm" svg:y="6.14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4" draw:text-style-name="P1" draw:layer="layout" svg:x1="4.606cm" svg:y1="2.974cm" svg:x2="2.537cm" svg:y2="2.974cm">
          <text:p/>
        </draw:line>
        <draw:frame draw:style-name="gr5" xml:id="id6" draw:id="id6" draw:layer="layout" svg:width="0.776cm" svg:height="0.402cm" svg:x="1.791cm" svg:y="2.66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text-style-name="P2" xml:id="id3" draw:id="id3" draw:layer="layout" svg:width="1.205cm" svg:height="0.603cm" svg:x="0.657cm" svg:y="4.099cm">
          <draw:text-box>
            <text:p><text:span text:style-name="T1">given</text:span></text:p>
          </draw:text-box>
        </draw:frame>
        <draw:connector draw:style-name="gr7" draw:text-style-name="P1" draw:layer="layout" draw:type="curve" svg:x1="1.259cm" svg:y1="4.099cm" svg:x2="1.791cm" svg:y2="3.302cm" draw:start-shape="id3" draw:start-glue-point="0" draw:end-shape="id4" draw:end-glue-point="3" svg:d="m1259 4099c0-532 177-797 532-797" svg:viewBox="0 0 533 798">
          <text:p/>
        </draw:connector>
        <draw:frame draw:style-name="gr6" draw:text-style-name="P2" xml:id="id5" draw:id="id5" draw:layer="layout" svg:width="1.857cm" svg:height="0.603cm" svg:x="0.258cm" svg:y="1.593cm">
          <draw:text-box>
            <text:p><text:span text:style-name="T1">not knwon</text:span></text:p>
          </draw:text-box>
        </draw:frame>
        <draw:connector draw:style-name="gr7" draw:text-style-name="P1" draw:layer="layout" draw:type="curve" svg:x1="1.186cm" svg:y1="2.196cm" svg:x2="1.791cm" svg:y2="2.865cm" draw:start-shape="id5" draw:start-glue-point="2" draw:end-shape="id6" svg:d="m1186 2196c0 446 201 669 605 669" svg:viewBox="0 0 606 670">
          <text:p/>
        </draw:connector>
        <draw:line draw:style-name="gr4" draw:text-style-name="P1" draw:layer="layout" svg:x1="3.778cm" svg:y1="6.362cm" svg:x2="3.802cm" svg:y2="3.2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27T15:59:52</meta:creation-date>
    <dc:date>2014-01-15T20:20:04</dc:date>
    <meta:editing-duration>PT23M23S</meta:editing-duration>
    <meta:editing-cycles>11</meta:editing-cycles>
    <meta:generator>LibreOffice/3.6$Linux_X86_64 LibreOffice_project/360m1$Build-304</meta:generator>
    <meta:document-statistic meta:object-count="21"/>
  </office:meta>
</office:document-meta>
</file>

<file path=Object 1/content.xml><?xml version="1.0" encoding="utf-8"?>
<math xmlns="http://www.w3.org/1998/Math/MathML">
  <semantics>
    <mrow>
      <mstyle mathsize="9pt">
        <mrow>
          <mrow>
            <msub>
              <mi>F</mi>
              <mi>n</mi>
            </msub>
          </mrow>
        </mrow>
      </mstyle>
    </mrow>
    <annotation encoding="StarMath 5.0">size 9 {F_n}</annotation>
  </semantics>
</math>
</file>

<file path=Object 2/content.xml><?xml version="1.0" encoding="utf-8"?>
<math xmlns="http://www.w3.org/1998/Math/MathML">
  <semantics>
    <mrow>
      <mstyle mathsize="9pt">
        <mrow>
          <mrow>
            <msub>
              <mi>t</mi>
              <mi>n</mi>
            </msub>
          </mrow>
        </mrow>
      </mstyle>
    </mrow>
    <annotation encoding="StarMath 5.0">size 9 {t_n}</annotation>
  </semantics>
</math>
</file>

<file path=Object 3/content.xml><?xml version="1.0" encoding="utf-8"?>
<math xmlns="http://www.w3.org/1998/Math/MathML">
  <semantics>
    <mrow>
      <mstyle mathsize="9pt">
        <mrow>
          <mrow>
            <msub>
              <mi>t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9 {t_{n+1}}</annotation>
  </semantics>
</math>
</file>

<file path=Object 6/content.xml><?xml version="1.0" encoding="utf-8"?>
<math xmlns="http://www.w3.org/1998/Math/MathML">
  <semantics>
    <mrow>
      <mstyle mathsize="9pt">
        <mrow>
          <mrow>
            <mi>F</mi>
            <mrow>
              <mo stretchy="false">(</mo>
              <mrow>
                <mi>x</mi>
                <mi>,</mi>
                <mi>t</mi>
              </mrow>
              <mo stretchy="false">)</mo>
            </mrow>
          </mrow>
        </mrow>
      </mstyle>
    </mrow>
    <annotation encoding="StarMath 5.0">size 9 {F(x,t)}</annotation>
  </semantics>
</math>
</file>

<file path=Object 7/content.xml><?xml version="1.0" encoding="utf-8"?>
<math xmlns="http://www.w3.org/1998/Math/MathML">
  <semantics>
    <mrow>
      <mstyle mathsize="9pt">
        <mrow>
          <mrow>
            <mi>t</mi>
          </mrow>
        </mrow>
      </mstyle>
    </mrow>
    <annotation encoding="StarMath 5.0">size 9 {t}</annotation>
  </semantics>
</math>
</file>

<file path=Object 8/content.xml><?xml version="1.0" encoding="utf-8"?>
<math xmlns="http://www.w3.org/1998/Math/MathML">
  <semantics>
    <mrow>
      <mstyle mathsize="9pt">
        <mrow>
          <mrow>
            <msub>
              <mi>F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9 {F_{n+1}}</annotation>
  </semantics>
</math>
</file>